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533bc4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363936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21a9ea"/>
    </style:style>
    <style:style style:name="P1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2fa979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5b828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16a54f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16a54f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a54f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16eb2c" officeooo:paragraph-rsid="0016eb2c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eb2c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T1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2" style:family="text">
      <style:text-properties fo:color="#666666" loext:opacity="100%" fo:font-size="10pt" fo:font-weight="normal" officeooo:rsid="0020092d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52093d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ea69a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363936" style:font-weight-asian="normal" style:font-weight-complex="normal"/>
    </style:style>
    <style:style style:name="T13" style:family="text">
      <style:text-properties fo:color="#000000" loext:opacity="100%" fo:font-weight="normal" officeooo:rsid="0007ef1a" style:font-weight-asian="normal" style:font-weight-complex="normal"/>
    </style:style>
    <style:style style:name="T14" style:family="text">
      <style:text-properties fo:color="#000000" loext:opacity="100%" fo:font-weight="normal" officeooo:rsid="006346cc" style:font-weight-asian="normal" style:font-weight-complex="normal"/>
    </style:style>
    <style:style style:name="T15" style:family="text">
      <style:text-properties fo:color="#000000" loext:opacity="100%" fo:font-weight="normal" officeooo:rsid="0010362f" style:font-weight-asian="normal" style:font-weight-complex="normal"/>
    </style:style>
    <style:style style:name="T16" style:family="text">
      <style:text-properties fo:color="#666666" loext:opacity="100%" officeooo:rsid="0055f5ee"/>
    </style:style>
    <style:style style:name="T17" style:family="text">
      <style:text-properties fo:color="#666666" loext:opacity="100%" officeooo:rsid="005730c7"/>
    </style:style>
    <style:style style:name="T18" style:family="text">
      <style:text-properties fo:color="#666666" loext:opacity="100%" officeooo:rsid="00563b19"/>
    </style:style>
    <style:style style:name="T19" style:family="text">
      <style:text-properties fo:color="#000000" loext:opacity="100%" fo:font-weight="normal" officeooo:rsid="0055f5ee" style:font-weight-asian="normal" style:font-weight-complex="normal"/>
    </style:style>
    <style:style style:name="T20" style:family="text">
      <style:text-properties fo:color="#000000" loext:opacity="100%" fo:font-weight="normal" officeooo:rsid="000ce2b4" style:font-weight-asian="normal" style:font-weight-complex="normal"/>
    </style:style>
    <style:style style:name="T21" style:family="text">
      <style:text-properties fo:color="#000000" loext:opacity="100%" fo:font-weight="normal" officeooo:rsid="0016eb2c" style:font-weight-asian="normal" style:font-weight-complex="normal"/>
    </style:style>
    <style:style style:name="T22" style:family="text">
      <style:text-properties fo:color="#000000" loext:opacity="100%" fo:font-weight="normal" officeooo:rsid="005a9758" style:font-weight-asian="normal" style:font-weight-complex="normal"/>
    </style:style>
    <style:style style:name="T23" style:family="text">
      <style:text-properties fo:color="#666666" loext:opacity="100%" officeooo:rsid="005b1b8b"/>
    </style:style>
    <style:style style:name="T24" style:family="text">
      <style:text-properties fo:color="#000000" loext:opacity="100%" fo:font-weight="normal" officeooo:rsid="0016a54f" style:font-weight-asian="normal" style:font-weight-complex="normal"/>
    </style:style>
    <style:style style:name="T25" style:family="text">
      <style:text-properties fo:color="#000000" loext:opacity="100%" fo:font-weight="normal" officeooo:rsid="0063b8d3" style:font-weight-asian="normal" style:font-weight-complex="normal"/>
    </style:style>
    <style:style style:name="T26" style:family="text">
      <style:text-properties fo:color="#000000" loext:opacity="100%" fo:font-weight="normal" officeooo:rsid="00177c41" style:font-weight-asian="normal" style:font-weight-complex="normal"/>
    </style:style>
    <style:style style:name="T27" style:family="text">
      <style:text-properties fo:color="#000000" loext:opacity="100%" fo:font-weight="normal" officeooo:rsid="00620801" style:font-weight-asian="normal" style:font-weight-complex="normal"/>
    </style:style>
    <style:style style:name="T28" style:family="text">
      <style:text-properties fo:color="#000000" loext:opacity="100%" fo:font-weight="normal" officeooo:rsid="0009b6cc" style:font-weight-asian="normal" style:font-weight-complex="normal"/>
    </style:style>
    <style:style style:name="T29" style:family="text">
      <style:text-properties fo:color="#666666" loext:opacity="100%" officeooo:rsid="0021a9ea"/>
    </style:style>
    <style:style style:name="T30" style:family="text">
      <style:text-properties officeooo:rsid="00027eae"/>
    </style:style>
    <style:style style:name="T31" style:family="text">
      <style:text-properties fo:color="#666666" loext:opacity="100%" officeooo:rsid="000ce2b4"/>
    </style:style>
    <style:style style:name="T32" style:family="text">
      <style:text-properties fo:color="#666666" loext:opacity="100%" officeooo:rsid="00043581"/>
    </style:style>
    <style:style style:name="T33" style:family="text">
      <style:text-properties fo:color="#000000" loext:opacity="100%" style:font-name="Georgia" fo:font-size="12pt" fo:font-weight="bold" officeooo:rsid="0033aca8" style:font-size-asian="12pt" style:font-weight-asian="bold" style:font-size-complex="12pt" style:font-weight-complex="bold"/>
    </style:style>
    <style:style style:name="T34" style:family="text">
      <style:text-properties fo:color="#000000" loext:opacity="100%" style:font-name="Georgia" fo:font-size="12pt" fo:font-weight="bold" officeooo:rsid="000ce2b4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37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38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39" style:family="text">
      <style:text-properties officeooo:rsid="0041d0d3"/>
    </style:style>
    <style:style style:name="T40" style:family="text">
      <style:text-properties officeooo:rsid="00422727"/>
    </style:style>
    <style:style style:name="T41" style:family="text">
      <style:text-properties fo:color="#000000" loext:opacity="100%" style:font-name="Georgia" fo:font-size="10pt" fo:font-weight="normal" officeooo:rsid="00026bc3" style:font-size-asian="10pt" style:font-weight-asian="normal" style:font-size-complex="10pt" style:font-weight-complex="normal"/>
    </style:style>
    <style:style style:name="T42" style:family="text">
      <style:text-properties fo:color="#000000" loext:opacity="100%" style:font-name="Georgia" fo:font-size="10pt" fo:font-weight="normal" officeooo:rsid="0048fa54" style:font-size-asian="10pt" style:font-weight-asian="normal" style:font-size-complex="10pt" style:font-weight-complex="normal"/>
    </style:style>
    <style:style style:name="T43" style:family="text">
      <style:text-properties fo:color="#000000" loext:opacity="100%" style:font-name="Georgia" fo:font-size="10pt" fo:font-weight="bold" officeooo:rsid="00026bc3" style:font-size-asian="10pt" style:font-weight-asian="bold" style:font-size-complex="10pt" style:font-weight-complex="bold"/>
    </style:style>
    <style:style style:name="T44" style:family="text">
      <style:text-properties fo:font-weight="normal" officeooo:rsid="0035d0a7" style:font-weight-asian="normal" style:font-weight-complex="normal"/>
    </style:style>
    <style:style style:name="T45" style:family="text">
      <style:text-properties fo:font-weight="normal" officeooo:rsid="003742bf" style:font-weight-asian="normal" style:font-weight-complex="normal"/>
    </style:style>
    <style:style style:name="T46" style:family="text">
      <style:text-properties fo:font-weight="bold" officeooo:rsid="000ce2b4" style:font-weight-asian="bold" style:font-weight-complex="bold"/>
    </style:style>
    <style:style style:name="T47" style:family="text">
      <style:text-properties officeooo:rsid="004aed8d"/>
    </style:style>
    <style:style style:name="T48" style:family="text">
      <style:text-properties officeooo:rsid="0064215d"/>
    </style:style>
    <style:style style:name="T49" style:family="text">
      <style:text-properties officeooo:rsid="000ce2b4"/>
    </style:style>
    <style:style style:name="T50" style:family="text">
      <style:text-properties officeooo:rsid="0037fb6b"/>
    </style:style>
    <style:style style:name="T51" style:family="text">
      <style:text-properties officeooo:rsid="0038405a"/>
    </style:style>
    <style:style style:name="T52" style:family="text">
      <style:text-properties officeooo:rsid="004cbb9e"/>
    </style:style>
    <style:style style:name="T53" style:family="text">
      <style:text-properties officeooo:rsid="00474489"/>
    </style:style>
    <style:style style:name="T54" style:family="text">
      <style:text-properties officeooo:rsid="0058ffc4"/>
    </style:style>
    <style:style style:name="T55" style:family="text">
      <style:text-properties officeooo:rsid="0032c5c7"/>
    </style:style>
    <style:style style:name="T56" style:family="text">
      <style:text-properties fo:font-weight="bold" officeooo:rsid="0032c5c7" style:font-weight-asian="bold" style:font-weight-complex="bold"/>
    </style:style>
    <style:style style:name="T57" style:family="text">
      <style:text-properties officeooo:rsid="003f5f84"/>
    </style:style>
    <style:style style:name="T58" style:family="text">
      <style:text-properties officeooo:rsid="001bf025"/>
    </style:style>
    <style:style style:name="T59" style:family="text">
      <style:text-properties fo:font-weight="bold" officeooo:rsid="001bf025" style:font-weight-asian="bold" style:font-weight-complex="bold"/>
    </style:style>
    <style:style style:name="T60" style:family="text">
      <style:text-properties officeooo:rsid="00390b5b"/>
    </style:style>
    <style:style style:name="T61" style:family="text">
      <style:text-properties officeooo:rsid="0042a91d"/>
    </style:style>
    <style:style style:name="T62" style:family="text">
      <style:text-properties officeooo:rsid="003742bf"/>
    </style:style>
    <style:style style:name="T63" style:family="text">
      <style:text-properties officeooo:rsid="0041286b"/>
    </style:style>
    <style:style style:name="T64" style:family="text">
      <style:text-properties fo:color="#666666" loext:opacity="100%" officeooo:rsid="0024dfc0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67" style:family="text">
      <style:text-properties fo:color="#666666" loext:opacity="100%" fo:font-size="10pt" fo:font-weight="normal" officeooo:rsid="005e9fa5" style:font-size-asian="10pt" style:font-weight-asian="normal" style:font-size-complex="10pt" style:font-weight-complex="normal"/>
    </style:style>
    <style:style style:name="T68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69" style:family="text">
      <style:text-properties officeooo:rsid="0004b79c"/>
    </style:style>
    <style:style style:name="T70" style:family="text">
      <style:text-properties officeooo:rsid="002a0047"/>
    </style:style>
    <style:style style:name="T71" style:family="text">
      <style:text-properties fo:font-weight="bold" officeooo:rsid="0004b79c" style:font-weight-asian="bold" style:font-weight-complex="bold"/>
    </style:style>
    <style:style style:name="T72" style:family="text">
      <style:text-properties officeooo:rsid="0018f080"/>
    </style:style>
    <style:style style:name="T73" style:family="text">
      <style:text-properties fo:font-weight="bold" officeooo:rsid="0018f080" style:font-weight-asian="bold" style:font-weight-complex="bold"/>
    </style:style>
    <style:style style:name="T74" style:family="text">
      <style:text-properties fo:font-weight="bold" officeooo:rsid="00187a01" style:font-weight-asian="bold" style:font-weight-complex="bold"/>
    </style:style>
    <style:style style:name="T75" style:family="text">
      <style:text-properties officeooo:rsid="00187a01"/>
    </style:style>
    <style:style style:name="T76" style:family="text">
      <style:text-properties officeooo:rsid="0006d7b1"/>
    </style:style>
    <style:style style:name="T77" style:family="text">
      <style:text-properties fo:font-weight="bold" officeooo:rsid="00350454" style:font-weight-asian="bold" style:font-weight-complex="bold"/>
    </style:style>
    <style:style style:name="T78" style:family="text">
      <style:text-properties officeooo:rsid="00350454"/>
    </style:style>
    <style:style style:name="T79" style:family="text">
      <style:text-properties fo:font-weight="bold" officeooo:rsid="0006d7b1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5f70e3" style:font-weight-asian="bold" style:font-weight-complex="bold"/>
    </style:style>
    <style:style style:name="T82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83" style:family="text">
      <style:text-properties fo:color="#666666" loext:opacity="100%" officeooo:rsid="00026bc3"/>
    </style:style>
    <style:style style:name="T84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85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86" style:family="text">
      <style:text-properties officeooo:rsid="000d385f"/>
    </style:style>
    <style:style style:name="T87" style:family="text">
      <style:text-properties officeooo:rsid="004eb6f3"/>
    </style:style>
    <style:style style:name="T88" style:family="text">
      <style:text-properties fo:color="#666666" loext:opacity="100%" fo:font-weight="bold" officeooo:rsid="00027eae" style:font-weight-asian="bold" style:font-weight-complex="bold"/>
    </style:style>
    <style:style style:name="T89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90" style:family="text">
      <style:text-properties fo:color="#666666" loext:opacity="100%" fo:font-size="10pt" fo:font-weight="normal" officeooo:rsid="00177c41" style:font-size-asian="10pt" style:font-weight-asian="normal" style:font-size-complex="10pt" style:font-weight-complex="normal"/>
    </style:style>
    <style:style style:name="T91" style:family="text">
      <style:text-properties officeooo:rsid="00027eae" fo:background-color="transparent" loext:char-shading-value="0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02bc23e"/>
    </style:style>
    <style:style style:name="T94" style:family="text">
      <style:text-properties fo:font-weight="bold" officeooo:rsid="00027eae" style:font-weight-asian="bold" style:font-weight-complex="bold"/>
    </style:style>
    <style:style style:name="T95" style:family="text">
      <style:text-properties officeooo:rsid="0066cc1c"/>
    </style:style>
    <style:style style:name="T96" style:family="text">
      <style:text-properties style:font-name="Georgia" fo:font-size="12pt" style:font-size-asian="12pt" style:font-size-complex="12pt"/>
    </style:style>
    <style:style style:name="T97" style:family="text">
      <style:text-properties style:font-name="Georgia"/>
    </style:style>
    <style:style style:name="T98" style:family="text">
      <style:text-properties fo:color="#666666" loext:opacity="100%" style:font-name="Georgia" fo:font-weight="normal" style:font-weight-asian="normal" style:font-weight-complex="normal"/>
    </style:style>
    <style:style style:name="T99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officeooo:rsid="0016a54f"/>
    </style:style>
    <style:style style:name="T101" style:family="text">
      <style:text-properties style:font-name="Georgia" fo:font-size="12pt" officeooo:rsid="0050a404" style:font-size-asian="12pt" style:font-size-complex="12pt"/>
    </style:style>
    <style:style style:name="T102" style:family="text">
      <style:text-properties fo:color="#666666" loext:opacity="100%" style:font-name="Georgia" fo:font-weight="normal" officeooo:rsid="0016eb2c" style:font-weight-asian="normal" style:font-weight-complex="normal"/>
    </style:style>
    <style:style style:name="T103" style:family="text">
      <style:text-properties officeooo:rsid="0016eb2c"/>
    </style:style>
    <style:style style:name="T104" style:family="text">
      <style:text-properties officeooo:rsid="00177c41"/>
    </style:style>
    <style:style style:name="T105" style:family="text">
      <style:text-properties fo:color="#666666" loext:opacity="100%" fo:font-size="10pt" officeooo:rsid="0016293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CANU</text:p>
      <text:p text:style-name="P2"><text:span text:style-name="T1">Full Stack Developer</text:span><text:span text:style-name="T2"> |</text:span><text:span text:style-name="T3"> </text:span><text:span text:style-name="T4">Amsterdam</text:span><text:span text:style-name="T2"> |</text:span><text:span text:style-name="T3"> </text:span><text:a xlink:type="simple" xlink:href="mailto:danielkeq@gmail.com?subject=Resume%20Interest" text:style-name="Internet_20_link" text:visited-style-name="Visited_20_Internet_20_Link"><text:span text:style-name="T5">daniel</text:span><text:span text:style-name="T6">keq</text:span><text:span text:style-name="T5">@</text:span><text:span text:style-name="T6">gmail</text:span><text:span text:style-name="T5">.</text:span><text:span text:style-name="T6">com</text:span></text:a><text:span text:style-name="T2"> |</text:span><text:span text:style-name="T3"> </text:span><text:a xlink:type="simple" xlink:href="https://ddaniel.dev/" text:style-name="Internet_20_link" text:visited-style-name="Visited_20_Internet_20_Link"><text:span text:style-name="T2">Website</text:span></text:a><text:span text:style-name="T2"> |</text:span><text:span text:style-name="T3"> </text:span><text:a xlink:type="simple" xlink:href="https://github.com/Myphz" text:style-name="Internet_20_link" text:visited-style-name="Visited_20_Internet_20_Link"><text:span text:style-name="T7">GitHub</text:span></text:a><text:span text:style-name="T8"> </text:span><text:span text:style-name="T9">| </text:span><text:a xlink:type="simple" xlink:href="https://www.linkedin.com/in/danielscanu/" text:style-name="Internet_20_link" text:visited-style-name="Visited_20_Internet_20_Link"><text:span text:style-name="T7">LinkedIn</text:span></text:a></text:p>
      <text:p text:style-name="P3"/>
      <text:p text:style-name="P4">Skills</text:p>
      <text:p text:style-name="P5"><text:span text:style-name="T10">Languages: <text:tab/><text:tab/><text:tab/></text:span><text:span text:style-name="T11">TypeScript, JavaScript, Python, HTML, </text:span><text:span text:style-name="T12">CSS,</text:span><text:span text:style-name="T11"> SQL, C</text:span><text:span text:style-name="T13">, </text:span><text:span text:style-name="T11">SASS </text:span><text:span text:style-name="T12">&amp; SCSS, </text:span><text:span text:style-name="T14">Bash</text:span><text:span text:style-name="T15"><text:line-break/></text:span><text:span text:style-name="T16">Front-End </text:span><text:span text:style-name="T17">T</text:span><text:span text:style-name="T18">echnologies</text:span><text:span text:style-name="T10">: <text:tab/></text:span><text:span text:style-name="T11">React, </text:span><text:span text:style-name="T19">Next.js, Vue, </text:span><text:span text:style-name="T20">Svelte, </text:span><text:span text:style-name="T21">SvelteKit, </text:span><text:span text:style-name="T19">Zustand, Vite, Astro, </text:span><text:span text:style-name="T22">Tailwind CSS, shadcn</text:span><text:span text:style-name="T19"><text:line-break/></text:span><text:span text:style-name="T16">Back-End /</text:span><text:span text:style-name="T23"> DevOps</text:span><text:span text:style-name="T10">: <text:s/><text:tab/><text:tab/></text:span><text:span text:style-name="T11">NodeJS, </text:span><text:span text:style-name="T24">Supabase, Firebase</text:span><text:span text:style-name="T11">, Express, </text:span><text:span text:style-name="T25">Strapi, </text:span><text:span text:style-name="T11">MongoDB, </text:span><text:span text:style-name="T26">RESTful &amp; </text:span><text:span text:style-name="T13">GraphQL </text:span><text:span text:style-name="T26">APIs</text:span><text:span text:style-name="T11">,<text:line-break/><text:tab/><text:tab/><text:tab/><text:tab/></text:span><text:span text:style-name="T27">Apollo, </text:span><text:span text:style-name="T11">Flask, Git, </text:span><text:span text:style-name="T28">Linux</text:span></text:p>
      <text:p text:style-name="P6"/>
      <text:p text:style-name="P7">Professional Experience</text:p>
      <text:p text:style-name="P8"><text:span text:style-name="T29">ContinuumLab</text:span><text:span text:style-name="T30"><text:tab/><text:tab/><text:tab/> <text:s text:c="81"/></text:span><text:span text:style-name="T31">San Francisco</text:span><text:span text:style-name="T32">, </text:span><text:span text:style-name="T31">USA (remote)</text:span></text:p>
      <text:p text:style-name="P9"><text:span text:style-name="T33">Senior</text:span><text:span text:style-name="T34"> Front</text:span><text:span text:style-name="T35"> </text:span><text:span text:style-name="T34">End </text:span><text:span text:style-name="T35">Developer</text:span><text:span text:style-name="T36"><text:tab/><text:tab/><text:tab/><text:tab/><text:tab/><text:tab/><text:tab/><text:tab/> <text:s/></text:span><text:span text:style-name="T37">Nov</text:span><text:span text:style-name="T38"> </text:span><text:span text:style-name="T37">2022 - Current</text:span></text:p>
      <text:p text:style-name="P10">Venture firm funding AI workflow platforms <text:span text:style-name="T39">to</text:span> <text:span text:style-name="T40">cut</text:span> Fortune 500 <text:span text:style-name="T40">companies’</text:span> R&amp;D costs</text:p>
      <text:p text:style-name="P11"><text:span text:style-name="T41">• Architect and </text:span><text:span text:style-name="T42">own</text:span><text:span text:style-name="T41"> an enterprise AI-workflow platform (</text:span><text:span text:style-name="T43">Next.js</text:span><text:span text:style-name="T41">, </text:span><text:span text:style-name="T43">Tailwind</text:span><text:span text:style-name="T41">)</text:span><text:span text:style-name="T44"> </text:span><text:span text:style-name="T45">piloted in Fortune 500 R&amp;D labs</text:span></text:p>
      <text:p text:style-name="P12"><text:span text:style-name="T46">• </text:span><text:span text:style-name="T47">Buil</text:span><text:span text:style-name="T48">d</text:span><text:span text:style-name="T49"> </text:span><text:span text:style-name="T50">a </text:span><text:span text:style-name="T51">custom </text:span><text:span text:style-name="T52">real-time, </text:span><text:span text:style-name="T53">multi-user</text:span><text:span text:style-name="T50"> </text:span><text:span text:style-name="T46">canvas system</text:span><text:span text:style-name="T49"> with dynamic elements and advanced user interactions</text:span></text:p>
      <text:p text:style-name="P8">• <text:span text:style-name="T54">Use</text:span><text:span text:style-name="T49"> </text:span><text:span text:style-name="T46">GraphQL</text:span><text:span text:style-name="T49"> (Strapi) </text:span><text:span text:style-name="T54">APIs</text:span><text:span text:style-name="T49"> and </text:span><text:span text:style-name="T46">SSE/WebSockets</text:span><text:span text:style-name="T49"> to stream live model inference</text:span></text:p>
      <text:p text:style-name="P12"><text:span text:style-name="T46">• </text:span><text:span text:style-name="T55">Integrate both </text:span><text:span text:style-name="T56">public LLMs</text:span><text:span text:style-name="T55"> and </text:span><text:span text:style-name="T56">proprietary models</text:span><text:span text:style-name="T55"> into modular workflow nodes <text:s/></text:span></text:p>
      <text:p text:style-name="P13">• <text:span text:style-name="T57">Own</text:span><text:span text:style-name="T58"> </text:span><text:span text:style-name="T59">Keycloak SSO</text:span><text:span text:style-name="T58"> and complex </text:span><text:span text:style-name="T60">custom </text:span><text:span text:style-name="T58">auth flows </text:span><text:span text:style-name="T60">with cookie management</text:span></text:p>
      <text:p text:style-name="P13">• <text:span text:style-name="T49">Le</text:span><text:span text:style-name="T61">a</text:span><text:span text:style-name="T49">d a team of </text:span><text:span text:style-name="T62">4</text:span><text:span text:style-name="T49"> developers, improving </text:span><text:span text:style-name="T63">PR </text:span><text:span text:style-name="T49">code review efficiency and delivering </text:span><text:span text:style-name="T63">features</text:span><text:span text:style-name="T49"> ahead of schedule</text:span></text:p>
      <text:p text:style-name="P14"/>
      <text:p text:style-name="P15"><text:span text:style-name="T64">Way AS</text:span><text:span text:style-name="T30"><text:tab/><text:tab/><text:tab/><text:tab/><text:tab/><text:tab/> <text:s text:c="3"/><text:tab/> <text:s text:c="55"/></text:span><text:span text:style-name="T32">Trondheim, Norway</text:span></text:p>
      <text:p text:style-name="P16"><text:span text:style-name="T65">Full Stack Developer<text:tab/></text:span><text:tab/><text:tab/><text:tab/><text:tab/><text:tab/><text:tab/><text:tab/> <text:s text:c="10"/><text:span text:style-name="T66">Aug 2022 – </text:span><text:span text:style-name="T67">Dec</text:span><text:span text:style-name="T68"> 202</text:span><text:span text:style-name="T67">2</text:span></text:p>
      <text:p text:style-name="P17">Simulator-based driving school</text:p>
      <text:p text:style-name="P15">• <text:span text:style-name="T69">Handle</text:span><text:span text:style-name="T70">d</text:span><text:span text:style-name="T69"> users’ data with </text:span><text:span text:style-name="T71">real-time GraphQL queries &amp; mutations</text:span></text:p>
      <text:p text:style-name="P15">• <text:span text:style-name="T69">Architect</text:span><text:span text:style-name="T70">ed</text:span><text:span text:style-name="T69"> </text:span><text:span text:style-name="T49">and</text:span><text:span text:style-name="T69"> bui</text:span><text:span text:style-name="T70">lt</text:span><text:span text:style-name="T69"> </text:span><text:span text:style-name="T71">booking &amp; payment infrastructure</text:span><text:span text:style-name="T69"> </text:span><text:span text:style-name="T72">using</text:span><text:span text:style-name="T69"> </text:span><text:span text:style-name="T73">microservices</text:span><text:span text:style-name="T72"> with </text:span><text:span text:style-name="T73">Apollo server</text:span></text:p>
      <text:p text:style-name="P15">• <text:span text:style-name="T69">Develop</text:span><text:span text:style-name="T70">ed</text:span><text:span text:style-name="T69"> </text:span><text:span text:style-name="T74">Vue 3</text:span><text:span text:style-name="T75"> + </text:span><text:span text:style-name="T74">React Native</text:span><text:span text:style-name="T75"> </text:span><text:span text:style-name="T69">front-end interface from Figma design sketches &amp; design system</text:span></text:p>
      <text:p text:style-name="P18">• <text:span text:style-name="T76">Set up </text:span><text:span text:style-name="T77">DevOps</text:span><text:span text:style-name="T78"> practices with</text:span><text:span text:style-name="T76"> </text:span><text:span text:style-name="T73">automatic CI/CD</text:span><text:span text:style-name="T79"> pipelines</text:span><text:span text:style-name="T76"> to handle automatic app versioning and building</text:span></text:p>
      <text:p text:style-name="P19">• <text:span text:style-name="T70">Integrated</text:span><text:span text:style-name="T69"> with </text:span><text:span text:style-name="T71">payment providers</text:span><text:span text:style-name="T69">, </text:span><text:span text:style-name="T73">Stripe</text:span><text:span text:style-name="T72">, </text:span><text:span text:style-name="T71">Google Firebase</text:span><text:span text:style-name="T69"> and </text:span><text:span text:style-name="T71">Google Cloud</text:span><text:span text:style-name="T69"> platforms</text:span></text:p>
      <text:p text:style-name="P19">• Booking &amp; payment micro-services process <text:span text:style-name="T80">~</text:span><text:span text:style-name="T81">500</text:span><text:span text:style-name="T80"> reservations/month</text:span> via <text:span text:style-name="T80">Apollo Server</text:span></text:p>
      <text:p text:style-name="P20"><text:span text:style-name="T82"/></text:p>
      <text:p text:style-name="P21"><text:span text:style-name="T64">pianobit s.r.l</text:span><text:tab/><text:tab/><text:tab/><text:tab/><text:tab/><text:tab/><text:tab/> <text:s text:c="67"/><text:span text:style-name="T83">Italy </text:span><text:span text:style-name="T31">(r</text:span><text:span text:style-name="T83">emote</text:span><text:span text:style-name="T31">)</text:span></text:p>
      <text:p text:style-name="P22"><text:span text:style-name="T65">Full Stack Developer<text:tab/></text:span><text:tab/><text:tab/><text:tab/><text:tab/><text:tab/><text:tab/><text:tab/><text:tab/> <text:s text:c="2"/><text:span text:style-name="T8">Jun 202</text:span><text:span text:style-name="T84">0</text:span><text:span text:style-name="T8"> - </text:span><text:span text:style-name="T85">Jul</text:span><text:span text:style-name="T8"> 202</text:span><text:span text:style-name="T85">2</text:span></text:p>
      <text:p text:style-name="P23">NodeJS Full Stack web application development</text:p>
      <text:p text:style-name="P24">• Built <text:span text:style-name="T80">back-end microservices architecture</text:span> <text:span text:style-name="T69">with custom authentication </text:span><text:span text:style-name="T86">system </text:span><text:span text:style-name="T69">and cryptography </text:span><text:span text:style-name="T86">solutions</text:span></text:p>
      <text:p text:style-name="P24">• Led <text:span text:style-name="T80">Vue/Vuex front-end</text:span> for secure <text:span text:style-name="T80">file-sharing portal</text:span>, <text:span text:style-name="T87">cutting </text:span>upload time <text:span text:style-name="T87">by ~</text:span>50% versus legacy app</text:p>
      <text:p text:style-name="P24">• Contributed to <text:span text:style-name="T80">real-time</text:span> trading application, <text:span text:style-name="T69">handling </text:span><text:span text:style-name="T72">web </text:span><text:span text:style-name="T69">socket connections and real time feeds</text:span></text:p>
      <text:p text:style-name="P25"><text:span text:style-name="T88"/></text:p>
      <text:p text:style-name="P26"><text:span text:style-name="T82">Software engineer – Python tutor<text:tab/></text:span><text:span text:style-name="T89"><text:tab/><text:tab/><text:tab/><text:tab/><text:tab/> <text:s text:c="12"/><text:tab/> <text:s text:c="12"/></text:span><text:span text:style-name="T82"><text:s/>Worldwide (Remote)</text:span></text:p>
      <text:p text:style-name="P27"><text:span text:style-name="T65">Freelancer</text:span><text:tab/><text:tab/><text:tab/><text:tab/><text:tab/><text:tab/><text:tab/><text:tab/><text:tab/> <text:s text:c="12"/><text:tab/> <text:s text:c="2"/><text:span text:style-name="T85">J</text:span><text:span text:style-name="T84">an</text:span><text:span text:style-name="T8"> 20</text:span><text:span text:style-name="T84">18</text:span><text:span text:style-name="T8"> – </text:span><text:span text:style-name="T90">Jul 2020</text:span></text:p>
      <text:p text:style-name="P28"><text:span text:style-name="T91">Programmer</text:span><text:span text:style-name="T92"> and private tutor</text:span></text:p>
      <text:p text:style-name="P15">• <text:span text:style-name="T93">Provided a</text:span><text:span text:style-name="T30">dvanced </text:span><text:span text:style-name="T94">tutoring sessions</text:span><text:span text:style-name="T30"> about Python and general computer science concepts</text:span></text:p>
      <text:p text:style-name="P15">• <text:span text:style-name="T95">Built</text:span> personalized, project-based learning plans that guided recurring students from <text:span text:style-name="T95">basic to advanced skills</text:span></text:p>
      <text:p text:style-name="P19">• Delivered <text:span text:style-name="T80">250+ Python tutoring sessions</text:span> (4.9/5 avg rating) for clients in 15 countries</text:p>
      <text:p text:style-name="P29"/>
      <text:p text:style-name="P30">Projects</text:p>
      <text:p text:style-name="P31"><text:span text:style-name="T96">Personal portfolio <text:s text:c="2"/></text:span><text:span text:style-name="T97"><text:s text:c="9"/><text:tab/><text:tab/><text:tab/></text:span><text:span text:style-name="T98"><text:tab/><text:tab/><text:tab/><text:tab/><text:tab/> <text:s text:c="16"/></text:span><text:a xlink:type="simple" xlink:href="https://ddaniel.dev/" text:style-name="Internet_20_link" text:visited-style-name="Visited_20_Internet_20_Link"><text:span text:style-name="T99">ddaniel.dev</text:span></text:a></text:p>
      <text:p text:style-name="P32">My personal website, to showcase my skills and projects</text:p>
      <text:p text:style-name="P33">• <text:span text:style-name="T72">React</text:span> + Typescript, Rust + Rocket, <text:span text:style-name="T100">Tailwind CSS</text:span></text:p>
      <text:p text:style-name="P34"><text:span text:style-name="T101">Voyalog</text:span><text:span text:style-name="T96"><text:tab/></text:span><text:span text:style-name="T97"><text:tab/><text:tab/><text:tab/><text:tab/><text:tab/><text:tab/> <text:s text:c="2"/><text:tab/> <text:s text:c="50"/></text:span><text:a xlink:type="simple" xlink:href="https://play.google.com/store/apps/details?id=com.voyalog.app" text:style-name="Internet_20_link" text:visited-style-name="Visited_20_Internet_20_Link"><text:span text:style-name="T102">play.google.com</text:span></text:a></text:p>
      <text:p text:style-name="P35">Android app to manage &amp; organize trips, with cloud storage and sharing features</text:p>
      <text:p text:style-name="P36">• <text:span text:style-name="T103">SvelteKit</text:span> + Typescript, <text:span text:style-name="T103">Supabase</text:span>, <text:span text:style-name="T100">Tailwind CSS</text:span></text:p>
      <text:p text:style-name="P34"><text:span text:style-name="T96">wwwallet<text:tab/></text:span><text:span text:style-name="T97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98">wwwallet.app</text:span></text:a></text:p>
      <text:p text:style-name="P37">Cryptocurrency trading &amp; investments tracking web and mobile app, updated real-time</text:p>
      <text:p text:style-name="P15">• Vue + Pinia, Express, MongoDB, SASS</text:p>
      <text:p text:style-name="P34"><text:span text:style-name="T96">Sort Visualizer</text:span><text:span text:style-name="T97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98">sortvisualizer.com</text:span></text:a></text:p>
      <text:p text:style-name="P37"><text:span text:style-name="T104">Educational w</text:span>eb application to display and animate 15+ sorting algorithms</text:p>
      <text:p text:style-name="P15">• Vanilla JavaScript, Flask, CSS</text:p>
      <text:p text:style-name="P15"/>
      <text:p text:style-name="P38">Education</text:p>
      <text:p text:style-name="P39">ITIS Cuneo Delpozzo – Computer Science and Telecommunications<text:tab/><text:tab/><text:tab/><text:tab/> <text:s text:c="5"/><text:span text:style-name="T105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5-08-03T14:18:18.762505679</dc:date>
    <meta:editing-duration>PT3H8M46S</meta:editing-duration>
    <meta:editing-cycles>95</meta:editing-cycles>
    <meta:generator>LibreOffice/24.8.7.2$Linux_X86_64 LibreOffice_project/480$Build-2</meta:generator>
    <meta:print-date>2025-08-03T14:21:28.987849354</meta:print-date>
    <meta:printed-by>PDF files</meta:printed-by>
    <meta:document-statistic meta:table-count="0" meta:image-count="0" meta:object-count="0" meta:page-count="1" meta:paragraph-count="50" meta:word-count="471" meta:character-count="3752" meta:non-whitespace-character-count="2814"/>
  </office:meta>
</office:document-meta>
</file>